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Zad1</text:p>
          </table:table-cell>
          <table:table-cell table:formula="of:=COM.MICROSOFT.NORM.DIST(-2;0;1;1)" office:value-type="float" office:value="0.0227501319481792" calcext:value-type="float">
            <text:p>0,02275013194817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Zad2</text:p>
          </table:table-cell>
          <table:table-cell table:formula="of:=2*COM.MICROSOFT.NORM.DIST(-1.55;0;1;1)" office:value-type="float" office:value="0.121141516004118" calcext:value-type="float">
            <text:p>0,1211415160041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Zad3</text:p>
          </table:table-cell>
          <table:table-cell office:value-type="float" office:value="-1.34" calcext:value-type="float">
            <text:p>-1,34</text:p>
          </table:table-cell>
          <table:table-cell table:formula="of:=NORMDIST([.C8];0;1;1)" office:value-type="float" office:value="0.0901226724644525" calcext:value-type="float">
            <text:p>0,090122672464453</text:p>
          </table:table-cell>
        </table:table-row>
        <table:table-row table:style-name="ro1">
          <table:table-cell table:number-columns-repeated="2"/>
          <table:table-cell office:value-type="float" office:value="-1.38" calcext:value-type="float">
            <text:p>-1,38</text:p>
          </table:table-cell>
          <table:table-cell table:formula="of:=NORMDIST([.C9];0;1;1)" office:value-type="float" office:value="0.0837933224150143" calcext:value-type="float">
            <text:p>0,083793322415014</text:p>
          </table:table-cell>
        </table:table-row>
        <table:table-row table:style-name="ro1">
          <table:table-cell table:number-columns-repeated="2"/>
          <table:table-cell office:value-type="float" office:value="-1.4" calcext:value-type="float">
            <text:p>-1,4</text:p>
          </table:table-cell>
          <table:table-cell table:formula="of:=NORMDIST([.C10];0;1;1)" office:value-type="float" office:value="0.0807566592337711" calcext:value-type="float">
            <text:p>0,080756659233771</text:p>
          </table:table-cell>
        </table:table-row>
        <table:table-row table:style-name="ro1">
          <table:table-cell table:number-columns-repeated="2"/>
          <table:table-cell office:value-type="float" office:value="-1.44" calcext:value-type="float">
            <text:p>-1,44</text:p>
          </table:table-cell>
          <table:table-cell table:formula="of:=NORMDIST([.C11];0;1;1)" office:value-type="float" office:value="0.0749336995343271" calcext:value-type="float">
            <text:p>0,0749336995343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dp: D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Zad4</text:p>
          </table:table-cell>
          <table:table-cell table:formula="of:=NORMDIST(-2.34;0;1;1)" office:value-type="float" office:value="0.00964186994535834" calcext:value-type="float">
            <text:p>0,009641869945358</text:p>
          </table:table-cell>
          <table:table-cell table:formula="of:=2*[.C16]" office:value-type="float" office:value="0.0192837398907167" calcext:value-type="float">
            <text:p>0,0192837398907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dp: C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Zad5</text:p>
          </table:table-cell>
          <table:table-cell table:formula="of:=NORMDIST(-3.05;0;1;1)" office:value-type="float" office:value="0.0011442068310227" calcext:value-type="float">
            <text:p>0,0011442068310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dp: A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Zad6</text:p>
          </table:table-cell>
          <table:table-cell table:number-columns-repeated="2"/>
        </table:table-row>
      </table:table>
      <table:table table:name="Arkusz2" table:style-name="ta1">
        <table:table-column table:style-name="co1" table:number-columns-repeated="3" table:default-cell-style-name="Default"/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2"/>
          <table:table-cell table:formula="of:=LEGACY.CHIDIST(73.3611;99)" office:value-type="float" office:value="0.97499989932899" calcext:value-type="float">
            <text:p>0,97499989932899</text:p>
          </table:table-cell>
        </table:table-row>
        <table:table-row table:style-name="ro1">
          <table:table-cell table:number-columns-repeated="2"/>
          <table:table-cell table:formula="of:=LEGACY.CHIDIST( 128.4219;99)" office:value-type="float" office:value="0.0250003099539106" calcext:value-type="float">
            <text:p>0,0250003099539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.00.0000</text:date>, <text:time style:data-style-name="N2" text:time-value="11:03:21.19817825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20:23:09.205390384</meta:creation-date>
    <dc:date>2019-06-05T14:50:24.169592184</dc:date>
    <meta:editing-duration>PT3H8M13S</meta:editing-duration>
    <meta:editing-cycles>4</meta:editing-cycles>
    <meta:generator>LibreOffice/6.0.7.3$Linux_X86_64 LibreOffice_project/00m0$Build-3</meta:generator>
    <meta:document-statistic meta:table-count="2" meta:cell-count="26" meta:object-count="0"/>
  </office:meta>
</office:document-meta>
</file>